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.46mm"/>
    </style:style>
    <style:style style:name="co2" style:family="table-column">
      <style:table-column-properties fo:break-before="auto" style:column-width="10.16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19.42mm"/>
    </style:style>
    <style:style style:name="co6" style:family="table-column">
      <style:table-column-properties fo:break-before="auto" style:column-width="34.4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06.56mm"/>
    </style:style>
    <style:style style:name="co10" style:family="table-column">
      <style:table-column-properties fo:break-before="auto" style:column-width="105.75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8pt" style:font-size-asian="18pt" style:font-size-complex="18pt"/>
    </style:style>
    <style:style style:name="ce2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GraphBenchmark.jmh" table:style-name="ta1">
        <table:shapes>
          <draw:frame draw:z-index="0" draw:style-name="gr1" draw:text-style-name="P1" svg:width="159.86mm" svg:height="89.86mm" svg:x="18.61mm" svg:y="85.07mm">
            <draw:object draw:notify-on-update-of-ranges="'GraphBenchmark.jmh'.E2:'GraphBenchmark.jmh'.E2 'GraphBenchmark.jmh'.E3:'GraphBenchmark.jmh'.E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7.72mm" svg:y="86.4mm">
            <draw:object draw:notify-on-update-of-ranges="'GraphBenchmark.jmh'.M2:'GraphBenchmark.jmh'.M2 'GraphBenchmark.jmh'.M3:'GraphBenchmark.jmh'.M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86mm" svg:height="89.86mm" svg:x="548.01mm" svg:y="90.92mm">
            <draw:object draw:notify-on-update-of-ranges="'GraphBenchmark.jmh'.U2:'GraphBenchmark.jmh'.U2 'GraphBenchmark.jmh'.U3:'GraphBenchmark.jmh'.U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access</text:p>
          </table:table-cell>
          <table:covered-table-cell table:number-columns-repeated="6" table:style-name="ce2"/>
          <table:table-cell/>
          <table:table-cell table:style-name="ce1" office:value-type="string" calcext:value-type="string" table:number-columns-spanned="7" table:number-rows-spanned="1">
            <text:p>delete</text:p>
          </table:table-cell>
          <table:covered-table-cell table:number-columns-repeated="6" table:style-name="ce2"/>
          <table:table-cell/>
          <table:table-cell table:style-name="ce1" office:value-type="string" calcext:value-type="string" table:number-columns-spanned="7" table:number-rows-spanned="1">
            <text:p>insert</text:p>
          </table:table-cell>
          <table:covered-table-cell table:number-columns-repeated="6" table:style-name="ce2"/>
        </table:table-row>
        <table:table-row table:style-name="ro2">
          <table:table-cell table:style-name="ce2" office:value-type="string" calcext:value-type="string">
            <text:p>Benchmark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Samples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Score Error (99,9%)</text:p>
          </table:table-cell>
          <table:table-cell table:style-name="ce2" office:value-type="string" calcext:value-type="string">
            <text:p>Unit</text:p>
          </table:table-cell>
          <table:table-cell/>
          <table:table-cell table:style-name="ce2" office:value-type="string" calcext:value-type="string">
            <text:p>Benchmark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Samples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Score Error (99,9%)</text:p>
          </table:table-cell>
          <table:table-cell table:style-name="ce2" office:value-type="string" calcext:value-type="string">
            <text:p>Unit</text:p>
          </table:table-cell>
          <table:table-cell/>
          <table:table-cell table:style-name="ce2" office:value-type="string" calcext:value-type="string">
            <text:p>Benchmark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Samples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Score Error (99,9%)</text:p>
          </table:table-cell>
          <table:table-cell table:style-name="ce2" office:value-type="string" calcext:value-type="string">
            <text:p>Unit</text:p>
          </table:table-cell>
        </table:table-row>
        <table:table-row table:style-name="ro2">
          <table:table-cell office:value-type="string" calcext:value-type="string">
            <text:p>de.hu_berlin.german.korpling.saltnpepper.GraphBenchmark.access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.68358" calcext:value-type="float">
            <text:p>30,68358</text:p>
          </table:table-cell>
          <table:table-cell office:value-type="float" office:value="3.361936" calcext:value-type="float">
            <text:p>3,361936</text:p>
          </table:table-cell>
          <table:table-cell office:value-type="string" calcext:value-type="string">
            <text:p>ops/s</text:p>
          </table:table-cell>
          <table:table-cell/>
          <table:table-cell office:value-type="string" calcext:value-type="string">
            <text:p>de.hu_berlin.german.korpling.saltnpepper.GraphBenchmark.delet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.576958" calcext:value-type="float">
            <text:p>13,576958</text:p>
          </table:table-cell>
          <table:table-cell office:value-type="float" office:value="0.837774" calcext:value-type="float">
            <text:p>0,837774</text:p>
          </table:table-cell>
          <table:table-cell office:value-type="string" calcext:value-type="string">
            <text:p>ops/s</text:p>
          </table:table-cell>
          <table:table-cell/>
          <table:table-cell office:value-type="string" calcext:value-type="string">
            <text:p>de.hu_berlin.german.korpling.saltnpepper.GraphBenchmark.inser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.563232" calcext:value-type="float">
            <text:p>39,563232</text:p>
          </table:table-cell>
          <table:table-cell office:value-type="float" office:value="1.939301" calcext:value-type="float">
            <text:p>1,939301</text:p>
          </table:table-cell>
          <table:table-cell office:value-type="string" calcext:value-type="string">
            <text:p>ops/s</text:p>
          </table:table-cell>
        </table:table-row>
        <table:table-row table:style-name="ro2">
          <table:table-cell office:value-type="string" calcext:value-type="string">
            <text:p>de.hu_berlin.german.korpling.saltnpepper.GraphBenchmark.access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.896492" calcext:value-type="float">
            <text:p>32,896492</text:p>
          </table:table-cell>
          <table:table-cell office:value-type="float" office:value="0.808234" calcext:value-type="float">
            <text:p>0,808234</text:p>
          </table:table-cell>
          <table:table-cell office:value-type="string" calcext:value-type="string">
            <text:p>ops/s</text:p>
          </table:table-cell>
          <table:table-cell/>
          <table:table-cell office:value-type="string" calcext:value-type="string">
            <text:p>de.hu_berlin.german.korpling.saltnpepper.GraphBenchmark.delet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.419706" calcext:value-type="float">
            <text:p>14,419706</text:p>
          </table:table-cell>
          <table:table-cell office:value-type="float" office:value="1.188106" calcext:value-type="float">
            <text:p>1,188106</text:p>
          </table:table-cell>
          <table:table-cell office:value-type="string" calcext:value-type="string">
            <text:p>ops/s</text:p>
          </table:table-cell>
          <table:table-cell/>
          <table:table-cell office:value-type="string" calcext:value-type="string">
            <text:p>de.hu_berlin.german.korpling.saltnpepper.GraphBenchmark.inser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1.236885" calcext:value-type="float">
            <text:p>41,236885</text:p>
          </table:table-cell>
          <table:table-cell office:value-type="float" office:value="0.828576" calcext:value-type="float">
            <text:p>0,828576</text:p>
          </table:table-cell>
          <table:table-cell office:value-type="string" calcext:value-type="string">
            <text:p>ops/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.00.0000</text:date>, <text:time style:data-style-name="N2" text:time-value="11:46:46.05962358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4T16:58:41.873027885</dc:date>
    <dc:creator>Florian Zipser</dc:creator>
    <meta:editing-duration>PT5H9M30S</meta:editing-duration>
    <meta:editing-cycles>2</meta:editing-cycles>
    <meta:generator>LibreOffice/4.4.2.2$Linux_X86_64 LibreOffice_project/40m0$Build-2</meta:generator>
    <meta:document-statistic meta:table-count="1" meta:cell-count="6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8.987cm" xlink:href=".." xlink:type="simple" chart:class="chart:line" chart:style-name="ch1">
        <chart:legend chart:legend-position="end" svg:x="13.743cm" svg:y="4.194cm" style:legend-expansion="high" chart:style-name="ch2"/>
        <chart:plot-area chart:style-name="ch3" table:cell-range-address="'GraphBenchmark.jmh'.E2:'GraphBenchmark.jmh'.E4" chart:data-source-has-labels="row" svg:x="0.319cm" svg:y="0.179cm" svg:width="13.105cm" svg:height="8.629cm">
          <chartooo:coordinate-region svg:x="1.231cm" svg:y="0.378cm" svg:width="12.099cm" svg:height="7.7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raphBenchmark.jmh'.E3:'GraphBenchmark.jmh'.E4" chart:label-cell-address="'GraphBenchmark.jmh'.E2:'GraphBenchmark.jmh'.E2" chart:class="chart:line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'GraphBenchmark.jmh'.E2:'GraphBenchmark.jmh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68358">
                <text:p>30.68358</text:p>
                <draw:g>
                  <svg:desc>'GraphBenchmark.jmh'.E3:'GraphBenchmark.jmh'.E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896492">
                <text:p>32.8964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56cm" svg:y="4.201cm" style:legend-expansion="high" chart:style-name="ch2"/>
        <chart:plot-area chart:style-name="ch3" table:cell-range-address="'GraphBenchmark.jmh'.M2:'GraphBenchmark.jmh'.M4" chart:data-source-has-labels="row" svg:x="0.32cm" svg:y="0.18cm" svg:width="13.116cm" svg:height="8.64cm">
          <chartooo:coordinate-region svg:x="1.232cm" svg:y="0.379cm" svg:width="12.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raphBenchmark.jmh'.M3:'GraphBenchmark.jmh'.M4" chart:label-cell-address="'GraphBenchmark.jmh'.M2:'GraphBenchmark.jmh'.M2" chart:class="chart:line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'GraphBenchmark.jmh'.M2:'GraphBenchmark.jmh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576958">
                <text:p>13.576958</text:p>
                <draw:g>
                  <svg:desc>'GraphBenchmark.jmh'.M3:'GraphBenchmark.jmh'.M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419706">
                <text:p>14.4197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8.987cm" xlink:href=".." xlink:type="simple" chart:class="chart:line" chart:style-name="ch1">
        <chart:legend chart:legend-position="end" svg:x="13.743cm" svg:y="4.194cm" style:legend-expansion="high" chart:style-name="ch2"/>
        <chart:plot-area chart:style-name="ch3" table:cell-range-address="'GraphBenchmark.jmh'.U2:'GraphBenchmark.jmh'.U4" chart:data-source-has-labels="row" svg:x="0.319cm" svg:y="0.179cm" svg:width="13.105cm" svg:height="8.629cm">
          <chartooo:coordinate-region svg:x="1.231cm" svg:y="0.378cm" svg:width="12.099cm" svg:height="7.7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raphBenchmark.jmh'.U3:'GraphBenchmark.jmh'.U4" chart:label-cell-address="'GraphBenchmark.jmh'.U2:'GraphBenchmark.jmh'.U2" chart:class="chart:line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'GraphBenchmark.jmh'.U2:'GraphBenchmark.jmh'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.563232">
                <text:p>39.563232</text:p>
                <draw:g>
                  <svg:desc>'GraphBenchmark.jmh'.U3:'GraphBenchmark.jmh'.U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.236885">
                <text:p>41.2368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